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Describe a </text:span><text:span text:style-name="Emphasis"><text:span text:style-name="T1">specific</text:span></text:span><text:span text:style-name="T1"> time when you worked on a close-knit team. Address each of these points:</text:span><text:line-break/>My background is restaurant industry. I have been in it for the past 9 years and for the second half of it, I'm in managerial position. It's a team work job. We are only as strong as our weakest link. My approach in any project is always about clear communication. I always make sure that everyone, including myself, knows what's to expect from the outcome. </text:p>
      <text:p text:style-name="Standard">The most recent project that my team and I took was to cater a 1500 people, that was not part of our regular service / special event and this happened on Friday night (busiest night for most restaurants). </text:p>
      <text:p text:style-name="Standard"/>
      <text:p text:style-name="Standard">This was not a failure, we made through the end of day. But in the process, there were few issues that could have been avoided had we all communicated well. There was communication break down between the general manager and the chefs. The amount of order and the specific foods that we were supposed to serve were somehow miscommunicated. We didn't find out about this until 3-4 hours before the service.<text:line-break/></text:p>
      <text:p text:style-name="P1">* How did you contribute to the success or failure of the project?</text:p>
      <text:p text:style-name="Standard"><text:s text:c="2"/>I have to admit I panicked for a moment. But my team and I had a job to do and we agreed that we were going to get this done on time. I quickly delegate <text:s/>each task to each specific team member. Knowing their strengths and weaknesses helped me made the right decisions. <text:s/>I made it clear that everyone is expected to do their part with the time available to us. <text:line-break/><text:span text:style-name="T1">* How did other people on the team contribute to the success or failure?</text:span> </text:p>
      <text:p text:style-name="Standard"><text:s/>All of the chefs worked hard to made it happened. To surrender was never part of their agenda. And they are also a really smart group of people. That helped significantly in a situation like this.<text:line-break/><text:span text:style-name="T1">* What were your strengths as a group member?</text:span></text:p>
      <text:p text:style-name="Standard">I can motivate the group. To gain their respect is an important for me to delegate tasks. I also try to learn from my past mistakes, to make sure history doesn't repeat itself. <text:line-break/><text:span text:style-name="T1">* What were your weaknesses?</text:span></text:p>
      <text:p text:style-name="Standard">I catch myself many times being impatience and abrasive. Those two behaviors have severed my relationships with few people in the past. <text:line-break/><text:span text:style-name="T1">* How did you deal with other group members you didn't get along well with?</text:span> </text:p>
      <text:p text:style-name="Standard">I tried to pick the right time and place to address my issues with them. One thing I learned in the past, that to show anger in front of other people wouldn't do anyone any good.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vin Nikijuluw</meta:initial-creator>
    <meta:creation-date>2015-07-02T20:18:34</meta:creation-date>
    <meta:document-statistic meta:table-count="0" meta:image-count="0" meta:object-count="0" meta:page-count="1" meta:paragraph-count="9" meta:word-count="444" meta:character-count="2404"/>
    <dc:date>2015-07-02T20:51:24</dc:date>
    <dc:creator>Marvin Nikijuluw</dc:creator>
    <meta:editing-duration>PT11M50S</meta:editing-duration>
    <meta:editing-cycles>1</meta:editing-cycles>
    <meta:generator>OpenOffice.org/3.3$Unix OpenOffice.org_project/330m20$Build-9567</meta:generator>
  </office:meta>
</office:document-meta>
</file>